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'DejaVu Sans Mono', 'Bitstream Vera Sans Mono', 'Lucida Console', monospace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fo:language="it" fo:country="I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2pt" fo:language="it" fo:country="IT" style:font-size-asian="12pt" style:font-size-complex="12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2pt" fo:language="it" fo:country="IT" officeooo:paragraph-rsid="0003e6ac" style:font-size-asian="12pt" style:font-size-complex="12pt"/>
    </style:style>
    <style:style style:name="T1" style:family="text">
      <style:text-properties fo:color="#000000" style:font-name="Calibri" fo:font-size="10.5pt" officeooo:rsid="0003e6ac" style:font-name-asian="Calibri" style:font-size-asian="10.5pt" style:font-name-complex="Calibri" style:font-size-complex="10.5pt"/>
    </style:style>
    <style:style style:name="T2" style:family="text">
      <style:text-properties fo:color="#000000" fo:font-size="10.5pt" officeooo:rsid="0003e6ac" style:font-name-asian="Calibri" style:font-size-asian="10.5pt" style:font-name-complex="Calibri" style:font-size-complex="10.5pt"/>
    </style:style>
    <style:style style:name="T3" style:family="text">
      <style:text-properties fo:color="#000000" style:font-name-asian="Calibri" style:font-name-complex="Calibri"/>
    </style:style>
    <style:style style:name="T4" style:family="text">
      <style:text-properties fo:color="#000000" officeooo:rsid="0003e6ac" style:font-name-asian="Calibri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riteri di successo</text:h>
      <text:p text:style-name="P2"><text:span text:style-name="T3">Il sistema verrà valutato basandosi sui criteri di qualità definiti dall’ISO-9000, quali efficacia, efficienza usabilità, e descritti nel dettaglio all’interno del Piano di Qualità. </text:span></text:p>
      <text:p text:style-name="P3"><text:span text:style-name="T4">L'obiettivo è quello di facilitare la gestione degli iscritti permettendo a chi è incaricato di gestire il sistema di inserire facilmente dati, apportare modifiche ai servizi offerti dall'asilo e comunicare con i genitori.</text:span></text:p>
      <text:p text:style-name="P3"><text:span text:style-name="T4">Le operazioni di verifica e di validazione verranno effettuate dagli sviluppato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'DejaVu Sans Mono', 'Bitstream Vera Sans Mono', 'Lucida Console', monospace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15:29</meta:creation-date>
    <dc:date>2012-10-17T18:46:08.71</dc:date>
    <meta:editing-duration>P0D</meta:editing-duration>
    <meta:editing-cycles>2</meta:editing-cycles>
    <meta:document-statistic meta:table-count="0" meta:image-count="0" meta:object-count="0" meta:page-count="1" meta:paragraph-count="4" meta:word-count="71" meta:character-count="505" meta:non-whitespace-character-count="437"/>
  </office:meta>
</office:document-meta>
</file>